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S Mincho" svg:font-family="'MS Mincho', 'ＭＳ 明朝'" style:font-family-generic="roman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sans-serif" svg:font-family="sans-serif"/>
  </office:font-face-decls>
  <office:automatic-styles>
    <style:style style:name="Tabela1" style:family="table" style:master-page-name="Standard">
      <style:table-properties style:width="19.016cm" style:page-number="auto" table:align="left" style:writing-mode="lr-tb"/>
    </style:style>
    <style:style style:name="Tabela1.A" style:family="table-column">
      <style:table-column-properties style:column-width="1.251cm"/>
    </style:style>
    <style:style style:name="Tabela1.B" style:family="table-column">
      <style:table-column-properties style:column-width="1.501cm"/>
    </style:style>
    <style:style style:name="Tabela1.C" style:family="table-column">
      <style:table-column-properties style:column-width="0.249cm"/>
    </style:style>
    <style:style style:name="Tabela1.D" style:family="table-column">
      <style:table-column-properties style:column-width="1.686cm"/>
    </style:style>
    <style:style style:name="Tabela1.E" style:family="table-column">
      <style:table-column-properties style:column-width="2.815cm"/>
    </style:style>
    <style:style style:name="Tabela1.F" style:family="table-column">
      <style:table-column-properties style:column-width="0.623cm"/>
    </style:style>
    <style:style style:name="Tabela1.G" style:family="table-column">
      <style:table-column-properties style:column-width="3.877cm"/>
    </style:style>
    <style:style style:name="Tabela1.H" style:family="table-column">
      <style:table-column-properties style:column-width="3.501cm"/>
    </style:style>
    <style:style style:name="Tabela1.I" style:family="table-column">
      <style:table-column-properties style:column-width="3.51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 style:writing-mode="lr-tb"/>
    </style:style>
    <style:style style:name="Tabela1.G1" style:family="table-cell">
      <style:table-cell-properties style:vertical-align="top" style:border-line-width="0.018cm 0.018cm 0.018cm" fo:padding="0.097cm" fo:border="1.5pt double #000000" style:writing-mode="lr-tb"/>
    </style:style>
    <style:style style:name="Tabela1.C2" style:family="table-cell">
      <style:table-cell-properties style:vertical-align="top" style:border-line-width-right="0.018cm 0.018cm 0.018cm" style:border-line-width-top="0.018cm 0.018cm 0.018cm" style:border-line-width-bottom="0.018cm 0.018cm 0.018cm" fo:padding="0.097cm" fo:border-left="0.25pt solid #000000" fo:border-right="1.5pt double #000000" fo:border-top="1.5pt double #000000" fo:border-bottom="1.5pt double #000000" style:writing-mode="lr-tb"/>
    </style:style>
    <style:style style:name="Tabela1.A3" style:family="table-cell">
      <style:table-cell-properties style:vertical-align="bottom"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 style:writing-mode="lr-tb"/>
    </style:style>
    <style:style style:name="Tabela1.B3" style:family="table-cell">
      <style:table-cell-properties style:vertical-align="top" style:border-line-width-top="0.018cm 0.018cm 0.018cm" style:border-line-width-bottom="0.018cm 0.018cm 0.018cm" fo:padding="0.097cm" fo:border-left="0.25pt solid #000000" fo:border-right="none" fo:border-top="1.5pt double #000000" fo:border-bottom="1.5pt double #000000" style:writing-mode="lr-tb"/>
    </style:style>
    <style:style style:name="Tabela1.E3" style:family="table-cell">
      <style:table-cell-properties style:vertical-align="middle"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 style:writing-mode="lr-tb"/>
    </style:style>
    <style:style style:name="Tabela1.F3" style:family="table-cell">
      <style:table-cell-properties style:vertical-align="middle" style:border-line-width-top="0.018cm 0.018cm 0.018cm" style:border-line-width-bottom="0.018cm 0.018cm 0.018cm" fo:padding="0.097cm" fo:border-left="0.25pt solid #000000" fo:border-right="none" fo:border-top="1.5pt double #000000" fo:border-bottom="1.5pt double #000000" style:writing-mode="lr-tb"/>
    </style:style>
    <style:style style:name="Tabela1.4" style:family="table-row">
      <style:table-row-properties style:min-row-height="0.49cm" fo:keep-together="auto"/>
    </style:style>
    <style:style style:name="Tabela1.A4" style:family="table-cell">
      <style:table-cell-properties style:vertical-align="top" style:border-line-width-left="0.018cm 0.018cm 0.018cm" style:border-line-width-top="0.018cm 0.018cm 0.018cm" fo:padding="0.097cm" fo:border-left="1.5pt double #000000" fo:border-right="none" fo:border-top="1.5pt double #000000" fo:border-bottom="0.25pt solid #000000" style:writing-mode="lr-tb"/>
    </style:style>
    <style:style style:name="Tabela1.D4" style:family="table-cell">
      <style:table-cell-properties style:vertical-align="middle" style:border-line-width-right="0.018cm 0.018cm 0.018cm" style:border-line-width-top="0.018cm 0.018cm 0.018cm" fo:padding="0.097cm" fo:border-left="0.25pt solid #000000" fo:border-right="1.5pt double #000000" fo:border-top="1.5pt double #000000" fo:border-bottom="0.25pt solid #000000" style:writing-mode="lr-tb"/>
    </style:style>
    <style:style style:name="Tabela1.A5" style:family="table-cell">
      <style:table-cell-properties style:vertical-align="top" style:border-line-width-left="0.018cm 0.018cm 0.018cm" fo:padding="0.097cm" fo:border-left="1.5pt double #000000" fo:border-right="none" fo:border-top="0.25pt solid #000000" fo:border-bottom="0.25pt solid #000000" style:writing-mode="lr-tb"/>
    </style:style>
    <style:style style:name="Tabela1.D5" style:family="table-cell">
      <style:table-cell-properties style:vertical-align="middle" style:border-line-width-right="0.018cm 0.018cm 0.018cm" fo:padding="0.097cm" fo:border-left="0.25pt solid #000000" fo:border-right="1.5pt double #000000" fo:border-top="0.25pt solid #000000" fo:border-bottom="0.25pt solid #000000" style:writing-mode="lr-tb"/>
    </style:style>
    <style:style style:name="Tabela1.A6" style:family="table-cell">
      <style:table-cell-properties style:vertical-align="top" style:border-line-width-left="0.018cm 0.018cm 0.018cm" style:border-line-width-bottom="0.018cm 0.018cm 0.018cm" fo:padding="0.097cm" fo:border-left="1.5pt double #000000" fo:border-right="none" fo:border-top="0.25pt solid #000000" fo:border-bottom="1.5pt double #000000" style:writing-mode="lr-tb"/>
    </style:style>
    <style:style style:name="Tabela1.D6" style:family="table-cell">
      <style:table-cell-properties style:vertical-align="middle" style:border-line-width-right="0.018cm 0.018cm 0.018cm" style:border-line-width-bottom="0.018cm 0.018cm 0.018cm" fo:padding="0.097cm" fo:border-left="0.25pt solid #000000" fo:border-right="1.5pt double #000000" fo:border-top="0.25pt solid #000000" fo:border-bottom="1.5pt double #000000" style:writing-mode="lr-tb"/>
    </style:style>
    <style:style style:name="Tabela1.A7" style:family="table-cell">
      <style:table-cell-properties style:vertical-align="top" style:border-line-width-left="0.018cm 0.018cm 0.018cm" style:border-line-width-right="0.018cm 0.018cm 0.018cm" style:border-line-width-top="0.018cm 0.018cm 0.018cm" fo:padding="0.097cm" fo:border-left="1.5pt double #000000" fo:border-right="1.5pt double #000000" fo:border-top="1.5pt double #000000" fo:border-bottom="0.25pt solid #000000" style:writing-mode="lr-tb"/>
    </style:style>
    <style:style style:name="Tabela1.A8" style:family="table-cell">
      <style:table-cell-properties style:vertical-align="top" style:border-line-width-left="0.018cm 0.018cm 0.018cm" style:border-line-width-right="0.018cm 0.018cm 0.018cm" style:border-line-width-bottom="0.018cm 0.018cm 0.018cm" fo:padding="0.097cm" fo:border-left="1.5pt double #000000" fo:border-right="1.5pt double #000000" fo:border-top="0.25pt solid #000000" fo:border-bottom="1.5pt double #000000" style:writing-mode="lr-tb"/>
    </style:style>
    <style:style style:name="P1" style:family="paragraph" style:parent-style-name="Standard">
      <style:text-properties fo:language="pl" fo:country="PL"/>
    </style:style>
    <style:style style:name="P2" style:family="paragraph" style:parent-style-name="Table_20_Contents">
      <style:paragraph-properties fo:margin-top="0cm" fo:margin-bottom="0cm" style:contextual-spacing="false"/>
      <style:text-properties fo:color="#0000ff" loext:opacity="100%" style:font-name="Verdana" fo:font-size="8pt" fo:language="pl" fo:country="PL" fo:font-weight="bold" style:font-size-asian="8pt" style:font-weight-asian="bold" style:font-name-complex="Verdana" style:font-size-complex="8pt" style:language-complex="zxx" style:country-complex="none" style:font-weight-complex="bold"/>
    </style:style>
    <style:style style:name="P3" style:family="paragraph" style:parent-style-name="Text_20_body_20_indent">
      <style:paragraph-properties fo:text-align="end" style:justify-single-word="false"/>
      <style:text-properties fo:color="#0000ff" loext:opacity="100%" style:font-name="Verdana" fo:font-size="8pt" fo:language="pl" fo:country="PL" fo:font-weight="bold" style:font-size-asian="8pt" style:font-weight-asian="bold" style:font-name-complex="Verdana" style:font-size-complex="8pt" style:language-complex="zxx" style:country-complex="none" style:font-weight-complex="bold"/>
    </style:style>
    <style:style style:name="P4" style:family="paragraph" style:parent-style-name="Text_20_body_20_indent">
      <style:paragraph-properties fo:margin-left="0cm" fo:margin-right="0cm" fo:text-align="end" style:justify-single-word="false" fo:text-indent="0cm" style:auto-text-indent="false"/>
      <style:text-properties fo:color="#0000ff" loext:opacity="100%" style:font-name="Verdana" fo:font-size="8pt" fo:language="pl" fo:country="PL" fo:font-weight="bold" style:font-size-asian="8pt" style:font-weight-asian="bold" style:font-name-complex="Verdana" style:font-size-complex="8pt" style:language-complex="zxx" style:country-complex="none" style:font-weight-complex="bold"/>
    </style:style>
    <style:style style:name="P5" style:family="paragraph" style:parent-style-name="Text_20_body_20_indent">
      <style:paragraph-properties style:snap-to-layout-grid="false"/>
      <style:text-properties fo:color="#0000ff" loext:opacity="100%" style:font-name="Verdana" fo:font-size="8pt" fo:language="pl" fo:country="PL" fo:font-weight="bold" officeooo:rsid="001cb3ec" officeooo:paragraph-rsid="001cb3ec" style:font-size-asian="8pt" style:font-weight-asian="bold" style:font-name-complex="Verdana" style:font-size-complex="8pt" style:language-complex="zxx" style:country-complex="none" style:font-weight-complex="bold"/>
    </style:style>
    <style:style style:name="P6" style:family="paragraph" style:parent-style-name="Text_20_body_20_indent">
      <style:paragraph-properties fo:margin-left="0cm" fo:margin-right="0cm" fo:text-indent="0cm" style:auto-text-indent="false" style:snap-to-layout-grid="false"/>
      <style:text-properties fo:color="#0000ff" loext:opacity="100%" style:font-name="Verdana" fo:font-size="8pt" fo:language="pl" fo:country="PL" fo:font-weight="bold" officeooo:rsid="001cb3ec" officeooo:paragraph-rsid="001cb3ec" style:font-size-asian="8pt" style:font-weight-asian="bold" style:font-name-complex="Verdana" style:font-size-complex="8pt" style:language-complex="zxx" style:country-complex="none" style:font-weight-complex="bold"/>
    </style:style>
    <style:style style:name="P7" style:family="paragraph" style:parent-style-name="Text_20_body_20_indent">
      <style:paragraph-properties fo:margin-left="0cm" fo:margin-right="0cm" fo:margin-top="0cm" fo:margin-bottom="0cm" style:contextual-spacing="false" fo:text-indent="0cm" style:auto-text-indent="false"/>
      <style:text-properties fo:color="#0000ff" loext:opacity="100%" style:font-name="Verdana" fo:font-size="8pt" fo:language="pl" fo:country="PL" fo:font-weight="bold" style:font-size-asian="8pt" style:font-weight-asian="bold" style:font-name-complex="Verdana" style:font-size-complex="8pt" style:language-complex="zxx" style:country-complex="none" style:font-weight-complex="bold"/>
    </style:style>
    <style:style style:name="P8" style:family="paragraph" style:parent-style-name="Text_20_body_20_indent">
      <style:paragraph-properties fo:margin-left="0cm" fo:margin-right="0cm" fo:text-indent="0cm" style:auto-text-indent="false"/>
      <style:text-properties fo:color="#0000ff" loext:opacity="100%" style:font-name="Verdana" fo:font-size="8pt" fo:language="pl" fo:country="PL" fo:font-weight="bold" style:font-size-asian="8pt" style:font-weight-asian="bold" style:font-name-complex="Verdana" style:font-size-complex="8pt" style:language-complex="zxx" style:country-complex="none" style:font-weight-complex="bold"/>
    </style:style>
    <style:style style:name="P9" style:family="paragraph" style:parent-style-name="Table_20_Heading">
      <style:paragraph-properties fo:margin-left="0cm" fo:margin-right="0.092cm" fo:text-align="start" style:justify-single-word="false" fo:text-indent="0cm" style:auto-text-indent="false"/>
      <style:text-properties fo:color="#0000ff" loext:opacity="100%" style:font-name="Verdana" fo:font-size="8pt" fo:language="pl" fo:country="PL" fo:font-style="normal" style:font-size-asian="8pt" style:font-style-asian="normal" style:font-name-complex="Verdana" style:font-size-complex="8pt" style:language-complex="zxx" style:country-complex="none" style:font-style-complex="normal"/>
    </style:style>
    <style:style style:name="P10" style:family="paragraph" style:parent-style-name="Text_20_body_20_indent">
      <style:paragraph-properties fo:margin-left="0cm" fo:margin-right="0cm" fo:margin-top="0cm" fo:margin-bottom="0cm" style:contextual-spacing="false" fo:text-indent="0cm" style:auto-text-indent="false" style:snap-to-layout-grid="false"/>
      <style:text-properties fo:color="#0000ff" loext:opacity="100%" style:font-name="sans-serif" fo:font-size="18pt" fo:language="pl" fo:country="PL" fo:font-weight="bold" style:font-size-asian="18pt" style:font-weight-asian="bold" style:font-name-complex="Verdana" style:font-size-complex="18pt" style:language-complex="zxx" style:country-complex="none" style:font-weight-complex="bold"/>
    </style:style>
    <style:style style:name="P11" style:family="paragraph" style:parent-style-name="Table_20_Contents">
      <style:paragraph-properties fo:margin-top="0cm" fo:margin-bottom="0cm" style:contextual-spacing="false" style:snap-to-layout-grid="false"/>
      <style:text-properties fo:color="#000000" loext:opacity="100%" style:font-name="Verdana" fo:font-size="10pt" fo:language="pl" fo:country="PL" fo:font-style="normal" fo:font-weight="bold" style:font-size-asian="10pt" style:font-style-asian="normal" style:font-weight-asian="bold" style:font-name-complex="Verdana" style:font-size-complex="8pt" style:language-complex="zxx" style:country-complex="none" style:font-style-complex="normal" style:font-weight-complex="bold"/>
    </style:style>
    <style:style style:name="P12" style:family="paragraph" style:parent-style-name="Table_20_Contents">
      <style:paragraph-properties style:snap-to-layout-grid="false"/>
      <style:text-properties fo:color="#000000" loext:opacity="100%" style:font-name="Verdana" fo:font-size="8pt" fo:language="pl" fo:country="PL" fo:font-weight="bold" officeooo:rsid="002b6593" officeooo:paragraph-rsid="002b6593" style:font-name-asian="Lucida Sans Unicode" style:font-size-asian="8pt" style:font-weight-asian="bold" style:font-name-complex="Verdana" style:font-size-complex="8pt" style:language-complex="zxx" style:country-complex="none" style:font-weight-complex="bold"/>
    </style:style>
    <style:style style:name="P13" style:family="paragraph" style:parent-style-name="Table_20_Heading">
      <style:paragraph-properties fo:margin-top="0cm" fo:margin-bottom="0cm" style:contextual-spacing="false"/>
    </style:style>
    <style:style style:name="P14" style:family="paragraph" style:parent-style-name="Table_20_Heading">
      <style:paragraph-properties fo:margin-left="0.092cm" fo:margin-right="0.092cm" fo:margin-top="0cm" fo:margin-bottom="0cm" style:contextual-spacing="false" fo:text-indent="0cm" style:auto-text-indent="false"/>
      <style:text-properties style:font-name="Verdana" fo:font-size="10pt" fo:language="pl" fo:country="PL" fo:font-style="normal" style:font-size-asian="10pt" style:font-style-asian="normal" style:font-name-complex="Verdana" style:font-size-complex="10pt" style:language-complex="zxx" style:country-complex="none" style:font-style-complex="normal"/>
    </style:style>
    <style:style style:name="P15" style:family="paragraph" style:parent-style-name="Table_20_Contents">
      <style:paragraph-properties fo:margin-top="0cm" fo:margin-bottom="0cm" style:contextual-spacing="false" style:snap-to-layout-grid="false"/>
      <style:text-properties officeooo:paragraph-rsid="002d56d3"/>
    </style:style>
    <style:style style:name="P16" style:family="paragraph" style:parent-style-name="Table_20_Contents">
      <style:paragraph-properties style:snap-to-layout-grid="false"/>
      <style:text-properties officeooo:paragraph-rsid="0029f50b"/>
    </style:style>
    <style:style style:name="P17" style:family="paragraph" style:parent-style-name="Table_20_Contents">
      <style:paragraph-properties style:snap-to-layout-grid="false"/>
      <style:text-properties officeooo:paragraph-rsid="002bc0e0"/>
    </style:style>
    <style:style style:name="P18" style:family="paragraph" style:parent-style-name="Standard">
      <style:paragraph-properties fo:margin-top="0cm" fo:margin-bottom="0cm" style:contextual-spacing="false" style:snap-to-layout-grid="false"/>
      <style:text-properties fo:color="#000000" loext:opacity="100%" style:font-name="Verdana" fo:font-size="8pt" fo:language="pl" fo:country="PL" style:font-size-asian="8pt" style:font-name-complex="Verdana" style:font-size-complex="8pt" style:language-complex="zxx" style:country-complex="none"/>
    </style:style>
    <style:style style:name="P19" style:family="paragraph" style:parent-style-name="Standard">
      <loext:graphic-properties draw:fill="solid" draw:fill-color="#2b2b2b"/>
      <style:paragraph-properties fo:margin-top="0cm" fo:margin-bottom="0cm" style:contextual-spacing="false" fo:background-color="#2b2b2b" fo:padding="0cm" fo:border="none" style:shadow="none" style:snap-to-layout-grid="false"/>
      <style:text-properties fo:color="#000000" loext:opacity="100%" style:font-name="Verdana" fo:font-size="8pt" fo:language="pl" fo:country="PL" style:font-size-asian="8pt" style:font-name-complex="Verdana" style:font-size-complex="8pt" style:language-complex="zxx" style:country-complex="none"/>
    </style:style>
    <style:style style:name="P20" style:family="paragraph" style:parent-style-name="Table_20_Contents">
      <style:paragraph-properties style:snap-to-layout-grid="false"/>
      <style:text-properties fo:color="#000000" loext:opacity="100%" style:font-name="Verdana" fo:font-size="8pt" fo:language="pl" fo:country="PL" fo:font-weight="bold" officeooo:rsid="00285573" officeooo:paragraph-rsid="00285573" style:font-name-asian="Lucida Sans Unicode" style:font-size-asian="8pt" style:font-weight-asian="bold" style:font-name-complex="Verdana" style:font-size-complex="8pt" style:language-complex="zxx" style:country-complex="none" style:font-weight-complex="bold"/>
    </style:style>
    <style:style style:name="P21" style:family="paragraph" style:parent-style-name="Table_20_Contents">
      <style:paragraph-properties style:snap-to-layout-grid="false"/>
      <style:text-properties fo:color="#000000" loext:opacity="100%" style:font-name="Verdana" fo:font-size="8pt" fo:language="pl" fo:country="PL" fo:font-weight="bold" officeooo:rsid="0029f50b" officeooo:paragraph-rsid="0029f50b" style:font-name-asian="Lucida Sans Unicode" style:font-size-asian="8pt" style:font-weight-asian="bold" style:font-name-complex="Verdana" style:font-size-complex="8pt" style:language-complex="zxx" style:country-complex="none" style:font-weight-complex="bold"/>
    </style:style>
    <style:style style:name="P22" style:family="paragraph" style:parent-style-name="Table_20_Contents">
      <style:paragraph-properties style:snap-to-layout-grid="false"/>
      <style:text-properties fo:color="#000000" loext:opacity="100%" style:font-name="Verdana" fo:font-size="8pt" fo:language="pl" fo:country="PL" fo:font-weight="bold" officeooo:rsid="002bc0e0" officeooo:paragraph-rsid="002bc0e0" style:font-name-asian="Lucida Sans Unicode" style:font-size-asian="8pt" style:font-weight-asian="bold" style:font-name-complex="Verdana" style:font-size-complex="8pt" style:language-complex="zxx" style:country-complex="none" style:font-weight-complex="bold"/>
    </style:style>
    <style:style style:name="P23" style:family="paragraph" style:parent-style-name="Table_20_Contents">
      <style:paragraph-properties style:snap-to-layout-grid="false"/>
      <style:text-properties fo:color="#000000" loext:opacity="100%" style:font-name="Verdana" fo:font-size="8pt" fo:language="pl" fo:country="PL" fo:font-weight="bold" officeooo:rsid="002d56d3" officeooo:paragraph-rsid="002d56d3" style:font-name-asian="Lucida Sans Unicode" style:font-size-asian="8pt" style:font-weight-asian="bold" style:font-name-complex="Verdana" style:font-size-complex="8pt" style:language-complex="zxx" style:country-complex="none" style:font-weight-complex="bold"/>
    </style:style>
    <style:style style:name="P24" style:family="paragraph" style:parent-style-name="Table_20_Contents">
      <style:paragraph-properties style:snap-to-layout-grid="false"/>
      <style:text-properties fo:color="#000000" loext:opacity="100%" style:font-name="Verdana" fo:font-size="8pt" fo:language="pl" fo:country="PL" fo:font-weight="bold" officeooo:rsid="002d56d3" officeooo:paragraph-rsid="00362f05" style:font-name-asian="Lucida Sans Unicode" style:font-size-asian="8pt" style:font-weight-asian="bold" style:font-name-complex="Verdana" style:font-size-complex="8pt" style:language-complex="zxx" style:country-complex="none" style:font-weight-complex="bold"/>
    </style:style>
    <style:style style:name="P25" style:family="paragraph" style:parent-style-name="Table_20_Contents">
      <style:paragraph-properties style:snap-to-layout-grid="false"/>
      <style:text-properties fo:color="#000000" loext:opacity="100%" style:font-name="Verdana" fo:font-size="8pt" fo:language="pl" fo:country="PL" fo:font-weight="bold" officeooo:rsid="003497c0" officeooo:paragraph-rsid="003497c0" style:font-name-asian="Lucida Sans Unicode" style:font-size-asian="8pt" style:font-weight-asian="bold" style:font-name-complex="Verdana" style:font-size-complex="8pt" style:language-complex="zxx" style:country-complex="none" style:font-weight-complex="bold"/>
    </style:style>
    <style:style style:name="P26" style:family="paragraph" style:parent-style-name="Table_20_Contents">
      <style:paragraph-properties style:snap-to-layout-grid="false"/>
      <style:text-properties fo:color="#000000" loext:opacity="100%" style:font-name="Verdana" fo:font-size="10pt" fo:language="pl" fo:country="PL" fo:font-weight="bold" officeooo:rsid="00320cf4" officeooo:paragraph-rsid="00320cf4" style:font-size-asian="10pt" style:font-weight-asian="bold" style:font-name-complex="Verdana" style:font-size-complex="8pt" style:language-complex="zxx" style:country-complex="none" style:font-weight-complex="bold"/>
    </style:style>
    <style:style style:name="P27" style:family="paragraph" style:parent-style-name="Table_20_Contents">
      <style:paragraph-properties fo:margin-top="0cm" fo:margin-bottom="0cm" style:contextual-spacing="false" style:snap-to-layout-grid="false"/>
      <style:text-properties fo:color="#000000" loext:opacity="100%" style:font-name="Verdana" fo:font-size="10pt" fo:language="pl" fo:country="PL" fo:font-style="normal" fo:font-weight="bold" officeooo:rsid="00320cf4" officeooo:paragraph-rsid="00320cf4" style:font-size-asian="10pt" style:font-style-asian="normal" style:font-weight-asian="bold" style:font-name-complex="Verdana" style:font-size-complex="8pt" style:language-complex="zxx" style:country-complex="none" style:font-style-complex="normal" style:font-weight-complex="bold"/>
    </style:style>
    <style:style style:name="P28" style:family="paragraph" style:parent-style-name="Table_20_Contents">
      <style:paragraph-properties style:snap-to-layout-grid="false"/>
      <style:text-properties officeooo:paragraph-rsid="00285573"/>
    </style:style>
    <style:style style:name="P29" style:family="paragraph" style:parent-style-name="Table_20_Contents">
      <style:paragraph-properties style:snap-to-layout-grid="false"/>
      <style:text-properties officeooo:paragraph-rsid="0029f50b"/>
    </style:style>
    <style:style style:name="P30" style:family="paragraph" style:parent-style-name="Table_20_Contents">
      <style:paragraph-properties style:snap-to-layout-grid="false"/>
      <style:text-properties officeooo:paragraph-rsid="00355eb7"/>
    </style:style>
    <style:style style:name="P31" style:family="paragraph" style:parent-style-name="Table_20_Contents">
      <style:paragraph-properties style:snap-to-layout-grid="false"/>
      <style:text-properties officeooo:paragraph-rsid="002bc0e0"/>
    </style:style>
    <style:style style:name="P32" style:family="paragraph" style:parent-style-name="Table_20_Contents">
      <style:paragraph-properties style:snap-to-layout-grid="false"/>
      <style:text-properties officeooo:rsid="00335978" officeooo:paragraph-rsid="00335978"/>
    </style:style>
    <style:style style:name="T1" style:family="text">
      <style:text-properties style:font-name="Verdana" fo:font-size="10pt" fo:language="pl" fo:country="PL" fo:font-style="normal" style:font-size-asian="10pt" style:font-style-asian="normal" style:font-name-complex="Verdana" style:font-size-complex="10pt" style:language-complex="zxx" style:country-complex="none" style:font-style-complex="normal"/>
    </style:style>
    <style:style style:name="T2" style:family="text">
      <style:text-properties style:font-name="Verdana" fo:font-size="10pt" fo:language="pl" fo:country="PL" fo:font-style="normal" officeooo:rsid="001cb3ec" style:font-size-asian="10pt" style:font-style-asian="normal" style:font-name-complex="Verdana" style:font-size-complex="10pt" style:language-complex="zxx" style:country-complex="none" style:font-style-complex="normal"/>
    </style:style>
    <style:style style:name="T3" style:family="text">
      <style:text-properties fo:color="#000000" loext:opacity="100%" style:font-name="Verdana" fo:font-size="8pt" fo:language="pl" fo:country="PL" fo:font-weight="bold" style:font-size-asian="8pt" style:font-weight-asian="bold" style:font-name-complex="Verdana" style:font-size-complex="8pt" style:language-complex="zxx" style:country-complex="none" style:font-weight-complex="bold"/>
    </style:style>
    <style:style style:name="T4" style:family="text">
      <style:text-properties fo:color="#000000" loext:opacity="100%" style:font-name="Verdana" fo:font-size="8pt" fo:language="pl" fo:country="PL" fo:font-weight="bold" style:font-name-asian="Lucida Sans Unicode" style:font-size-asian="8pt" style:font-weight-asian="bold" style:font-name-complex="Verdana" style:font-size-complex="8pt" style:language-complex="zxx" style:country-complex="none" style:font-weight-complex="bold"/>
    </style:style>
    <style:style style:name="T5" style:family="text">
      <style:text-properties fo:color="#000000" loext:opacity="100%" style:font-name="Verdana" fo:font-size="8pt" fo:language="pl" fo:country="PL" fo:font-weight="bold" officeooo:rsid="00285573" style:font-name-asian="Lucida Sans Unicode" style:font-size-asian="8pt" style:font-weight-asian="bold" style:font-name-complex="Verdana" style:font-size-complex="8pt" style:language-complex="zxx" style:country-complex="none" style:font-weight-complex="bold"/>
    </style:style>
    <style:style style:name="T6" style:family="text">
      <style:text-properties fo:color="#000000" loext:opacity="100%" style:font-name="Verdana" fo:font-size="8pt" fo:language="pl" fo:country="PL" fo:font-weight="bold" officeooo:rsid="0029f50b" style:font-name-asian="Lucida Sans Unicode" style:font-size-asian="8pt" style:font-weight-asian="bold" style:font-name-complex="Verdana" style:font-size-complex="8pt" style:language-complex="zxx" style:country-complex="none" style:font-weight-complex="bold"/>
    </style:style>
    <style:style style:name="T7" style:family="text">
      <style:text-properties fo:color="#000000" loext:opacity="100%" style:font-name="Verdana" fo:font-size="8pt" fo:language="pl" fo:country="PL" fo:font-weight="bold" officeooo:rsid="002b6593" style:font-name-asian="Lucida Sans Unicode" style:font-size-asian="8pt" style:font-weight-asian="bold" style:font-name-complex="Verdana" style:font-size-complex="8pt" style:language-complex="zxx" style:country-complex="none" style:font-weight-complex="bold"/>
    </style:style>
    <style:style style:name="T8" style:family="text">
      <style:text-properties fo:color="#000000" loext:opacity="100%" style:font-name="Verdana" fo:font-size="8pt" fo:language="pl" fo:country="PL" fo:font-weight="bold" officeooo:rsid="002bc0e0" style:font-name-asian="Lucida Sans Unicode" style:font-size-asian="8pt" style:font-weight-asian="bold" style:font-name-complex="Verdana" style:font-size-complex="8pt" style:language-complex="zxx" style:country-complex="none" style:font-weight-complex="bold"/>
    </style:style>
    <style:style style:name="T9" style:family="text">
      <style:text-properties fo:color="#000000" loext:opacity="100%" style:font-name="Verdana" fo:font-size="8pt" fo:language="pl" fo:country="PL" fo:font-weight="bold" officeooo:rsid="002d56d3" style:font-name-asian="Lucida Sans Unicode" style:font-size-asian="8pt" style:font-weight-asian="bold" style:font-name-complex="Verdana" style:font-size-complex="8pt" style:language-complex="zxx" style:country-complex="none" style:font-weight-complex="bold"/>
    </style:style>
    <style:style style:name="T10" style:family="text">
      <style:text-properties fo:color="#000000" loext:opacity="100%" style:font-name="Verdana" fo:font-size="8pt" fo:language="pl" fo:country="PL" fo:font-weight="bold" officeooo:rsid="002ea76c" style:font-name-asian="Lucida Sans Unicode" style:font-size-asian="8pt" style:font-weight-asian="bold" style:font-name-complex="Verdana" style:font-size-complex="8pt" style:language-complex="zxx" style:country-complex="none" style:font-weight-complex="bold"/>
    </style:style>
    <style:style style:name="T11" style:family="text">
      <style:text-properties fo:color="#000000" loext:opacity="100%" style:font-name="Verdana" fo:font-size="8pt" fo:language="pl" fo:country="PL" fo:font-weight="bold" officeooo:rsid="00335978" style:font-name-asian="Lucida Sans Unicode" style:font-size-asian="8pt" style:font-weight-asian="bold" style:font-name-complex="Verdana" style:font-size-complex="8pt" style:language-complex="zxx" style:country-complex="none" style:font-weight-complex="bold"/>
    </style:style>
    <style:style style:name="T12" style:family="text">
      <style:text-properties fo:color="#000000" loext:opacity="100%" style:font-name="Verdana" fo:font-size="8pt" fo:language="pl" fo:country="PL" fo:font-weight="bold" officeooo:rsid="00355a2f" style:font-name-asian="Lucida Sans Unicode" style:font-size-asian="8pt" style:font-weight-asian="bold" style:font-name-complex="Verdana" style:font-size-complex="8pt" style:language-complex="zxx" style:country-complex="none" style:font-weight-complex="bold"/>
    </style:style>
    <style:style style:name="T13" style:family="text">
      <style:text-properties fo:color="#000000" loext:opacity="100%" style:font-name="Verdana" fo:font-size="8pt" fo:language="pl" fo:country="PL" fo:font-weight="bold" officeooo:rsid="00355eb7" style:font-name-asian="Lucida Sans Unicode" style:font-size-asian="8pt" style:font-weight-asian="bold" style:font-name-complex="Verdana" style:font-size-complex="8pt" style:language-complex="zxx" style:country-complex="none" style:font-weight-complex="bold"/>
    </style:style>
    <style:style style:name="T14" style:family="text">
      <style:text-properties fo:color="#000000" loext:opacity="100%" style:font-name="Verdana" fo:font-size="8pt" fo:language="pl" fo:country="PL" fo:font-weight="bold" officeooo:rsid="00362f05" style:font-name-asian="Lucida Sans Unicode" style:font-size-asian="8pt" style:font-weight-asian="bold" style:font-name-complex="Verdana" style:font-size-complex="8pt" style:language-complex="zxx" style:country-complex="none" style:font-weight-complex="bold"/>
    </style:style>
    <style:style style:name="T15" style:family="text">
      <style:text-properties fo:color="#0000ff" loext:opacity="100%" style:font-name="Verdana" fo:font-size="8pt" fo:language="pl" fo:country="PL" fo:font-weight="bold" style:font-size-asian="8pt" style:font-weight-asian="bold" style:font-name-complex="Verdana" style:font-size-complex="8pt" style:language-complex="zxx" style:country-complex="none" style:font-weight-complex="bold"/>
    </style:style>
    <style:style style:name="T16" style:family="text">
      <style:text-properties style:use-window-font-color="true" loext:opacity="0%" style:font-name="Verdana" fo:font-size="10pt" fo:language="pl" fo:country="PL" fo:font-style="normal" fo:font-weight="bold" officeooo:rsid="001cb3ec" style:font-name-asian="Lucida Sans Unicode" style:font-size-asian="10pt" style:font-style-asian="normal" style:font-weight-asian="bold" style:font-name-complex="Verdana" style:font-size-complex="10pt" style:language-complex="zxx" style:country-complex="none" style:font-style-complex="normal" style:font-weight-complex="bold"/>
    </style:style>
    <style:style style:name="T17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officeooo:rsid="00362f05"/>
    </style:style>
    <style:style style:name="T19" style:family="text">
      <style:text-properties officeooo:rsid="00366f8b"/>
    </style:style>
    <style:style style:name="T20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header-rows>
          <table:table-row table:style-name="Tabela1.1">
            <table:table-cell table:style-name="Tabela1.A1" table:number-columns-spanned="6" office:value-type="string">
              <text:p text:style-name="P14">Telekomunikacja - laboratorium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a1.G1" table:number-columns-spanned="3" office:value-type="string">
              <text:p text:style-name="P13"><text:span text:style-name="T1">Studia </text:span><text:span text:style-name="T16">dzienne</text:span><text:span text:style-name="T1"> - in</text:span><text:span text:style-name="T2">ż</text:span><text:span text:style-name="T1">ynierskie</text:span>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1" table:number-columns-spanned="2" office:value-type="string">
            <text:p text:style-name="P7">Nazwa zadania</text:p>
          </table:table-cell>
          <table:covered-table-cell/>
          <table:table-cell table:style-name="Tabela1.C2" table:number-columns-spanned="7" office:value-type="string">
            <text:p text:style-name="P10">Algorytm statycznego kodowania Huffman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3" office:value-type="string">
            <text:p text:style-name="P4">Dzień</text:p>
          </table:table-cell>
          <table:table-cell table:style-name="Tabela1.B3" table:number-columns-spanned="3" office:value-type="string">
            <text:p text:style-name="P6">czwartek</text:p>
          </table:table-cell>
          <table:covered-table-cell/>
          <table:covered-table-cell/>
          <table:table-cell table:style-name="Tabela1.E3" office:value-type="string">
            <text:p text:style-name="P4">Godzina</text:p>
          </table:table-cell>
          <table:table-cell table:style-name="Tabela1.F3" table:number-columns-spanned="2" office:value-type="string">
            <text:p text:style-name="P6">12:00</text:p>
          </table:table-cell>
          <table:covered-table-cell/>
          <table:table-cell table:style-name="Tabela1.A1" office:value-type="string">
            <text:p text:style-name="P3">Rok akademicki</text:p>
          </table:table-cell>
          <table:table-cell table:style-name="Tabela1.C2" office:value-type="string">
            <text:p text:style-name="P5">2021/2022</text:p>
          </table:table-cell>
        </table:table-row>
        <table:table-row table:style-name="Tabela1.4">
          <table:table-cell table:style-name="Tabela1.A4" table:number-columns-spanned="3" office:value-type="string">
            <text:p text:style-name="P8">Imię i Nazwisko</text:p>
          </table:table-cell>
          <table:covered-table-cell/>
          <table:covered-table-cell/>
          <table:table-cell table:style-name="Tabela1.D4" table:number-columns-spanned="6" office:value-type="string">
            <text:p text:style-name="P26">Szymon Habrych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5" table:number-columns-spanned="3" office:value-type="string">
            <text:p text:style-name="P9">Imię i Nazwisko</text:p>
          </table:table-cell>
          <table:covered-table-cell/>
          <table:covered-table-cell/>
          <table:table-cell table:style-name="Tabela1.D5" table:number-columns-spanned="6" office:value-type="string">
            <text:p text:style-name="P27">Bartosz Drągowsk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6" table:number-columns-spanned="3" office:value-type="string">
            <text:p text:style-name="P9">Imię i Nazwisko</text:p>
          </table:table-cell>
          <table:covered-table-cell/>
          <table:covered-table-cell/>
          <table:table-cell table:style-name="Tabela1.D6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7" table:number-columns-spanned="9" office:value-type="string">
            <text:p text:style-name="P2">Opis programu, rozwiązania problemu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8" table:number-columns-spanned="9" office:value-type="string">
            <text:p text:style-name="P28"><text:span text:style-name="T5">Program służy do przesyłania wiadomości tekstowych pomiędzy komputerami, z</text:span><text:span text:style-name="T11">a pomocą</text:span><text:span text:style-name="T5"> interfejsu gniazd sieciowych i protokołu </text:span><text:span text:style-name="T7">TCP</text:span><text:span text:style-name="T5">.</text:span></text:p>
            <text:p text:style-name="P32"><text:span text:style-name="T5">A</text:span><text:span text:style-name="T4">plikacja pozwala na wybór trybu pracy za pomocą TUI, gdzie jeden to wysłanie wiadomości, a drugi to jej odbiór, po wcześniejszym podaniu adresu IP server’a(IPv4 komputera na który chcemy wysłać wiadomość), a następnie tworzone jest gniazdo sieciowe. W przypadku odbioru wiadomości ustawione zostaje ono do nasłuchu.</text:span></text:p>
            <text:p text:style-name="P20"/>
            <text:p text:style-name="P25">Aby wysłać wiadomość trzeba podać IP i port server’a, na który wiadomość powinna zostać wysłana.</text:p>
            <text:p text:style-name="P21"/>
            <text:p text:style-name="P16"><text:span text:style-name="T6">Kodowanie wiadomości odbywa się przy pomocy algorytmu kodowania Huffmana. Słownik kodowy </text:span><text:span text:style-name="T12">tworzony jest na podstawie tekstu wiadomości i może zawierać każdy znak z UTF-8.</text:span></text:p>
            <text:p text:style-name="P16"><text:span text:style-name="T12"/></text:p>
            <text:p text:style-name="P12">Tworzenie drzewa kodowego:</text:p>
            <text:p text:style-name="P30"><text:span text:style-name="T13">Realizowany przez funkcje make_tree</text:span><text:span text:style-name="T7">. <text:s/></text:span><text:span text:style-name="T13">Zliczone i uporządkowane zostają w kolejności niemalejącej wystąpienia poszczególnych znaków w wiadomości. Na początku z końca listy zostają pobrane dwa elemnety(gdzie zawsze rzadziej występujący element w drzewie będzie po jego lewej stronie) i na ich podstawie tworzony jest pierwszy węzeł drzewa, gdzie dziećmi są pobrane elementy, a rodzicem jest suma częstości wystąpień tych elementów. Każdy kolejny węzeł drzewa będzie zawierać kolejny element z końca listy, rodzica poprzedniego węzła i nowym rodzicem będzie suma wystąpień tych elementów. Algorytm będzie się wykonywać aż do wyczerpania elementów w liście.</text:span></text:p>
            <text:p text:style-name="P30"><text:span text:style-name="T8"/></text:p>
            <text:p text:style-name="P22">Kodowanie wiadomości:</text:p>
            <text:p text:style-name="P17"><text:span text:style-name="T8">Realizowane przez funkcję encod</text:span><text:span text:style-name="T14">e_message</text:span><text:span text:style-name="T8">. Jako argumenty przyjmuj</text:span><text:span text:style-name="T14">e</text:span><text:span text:style-name="T8"> </text:span><text:span text:style-name="T14">wiadomość i słownik stworzony na bazie drzewa Huffmana</text:span><text:span text:style-name="T8">. Każdy znak w tekście jest przekształcany na ciąg bitów będących „ścieżką” prowadzącą z korzenia drzewa kodowego, do węzła zawierającego zakodowany znak. 0 w tym wypadku oznacza przejście do lewego węzła, 1 do prawego. </text:span><text:span text:style-name="T9">Po zakodowaniu, wszystkie bity są kompresowane i zwracane </text:span><text:span text:style-name="T14">w formie wiadomości</text:span><text:span text:style-name="T9">.</text:span></text:p>
            <text:p text:style-name="P17"><text:span text:style-name="T9"/></text:p>
            <text:p text:style-name="P23">Dekodowanie wiadomości:</text:p>
            <text:p text:style-name="P24">Realizowane przez funkcję decode_<text:span text:style-name="T18">message</text:span>. <text:span text:style-name="T18">Pobierana zostaje wiadomość złożona z 0 i 1, jako ciąg bitów. Następnie sprawdzane są kolejne bity wiadomości. Pobrany zostaje 1. bit wiadomości. Jeżeli nie ma swojego odpowiednika w słowniku, dodawany na jego koniec zostaje 2. bit wiadomości i znowu przeszukiwany zostaje słownik w celu znalezienia odpowiednika takiego ciągu bitów. </text:span><text:span text:style-name="T19">Takie dodawanie bitów trwa, aż do momentu znalezienia odpowiednika ich ciągu w słowniku. Do wiadomości zwrotnej zostaje dodany odnaleziony znak, a algorytm powtarza czynność, rozpoczynając poszukiwania od jeszcze nie sprawdzonego pierwszego bitu i trwa aż do wyczerpania wszystkich bitów wiadomości. Odkodowana wiadomość zostaje zwrócona przez funkcje, a następnie zapisana do pliku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7" table:number-columns-spanned="9" office:value-type="string">
            <text:p text:style-name="Table_20_Contents"><text:span text:style-name="T15">Najważniejsze elementy kodu programu z opisem.</text:span><text:span text:style-name="T3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8" table:number-columns-spanned="9" office:value-type="string">
            <text:p text:style-name="P19"><text:span text:style-name="T20">#klasa pojedynczego węzła drzewa</text:span><text:line-break/><text:span text:style-name="T21">class </text:span><text:span text:style-name="T22">NodeTree(</text:span><text:span text:style-name="T23">object</text:span><text:span text:style-name="T22">):</text:span><text:line-break/><text:span text:style-name="T22"> <text:s text:c="3"/></text:span><text:span text:style-name="T21">def </text:span><text:span text:style-name="T24">__init__</text:span><text:span text:style-name="T22">(</text:span><text:span text:style-name="T25">self</text:span><text:span text:style-name="T21">, </text:span><text:span text:style-name="T22">left=</text:span><text:span text:style-name="T21">None, </text:span><text:span text:style-name="T22">right=</text:span><text:span text:style-name="T21">None</text:span><text:span text:style-name="T22">):</text:span><text:line-break/><text:span text:style-name="T22"> <text:s text:c="7"/></text:span><text:span text:style-name="T25">self</text:span><text:span text:style-name="T22">.left = left</text:span><text:line-break/><text:span text:style-name="T22"> <text:s text:c="7"/></text:span><text:span text:style-name="T25">self</text:span><text:span text:style-name="T22">.right = right</text:span><text:line-break/><text:line-break/><text:span text:style-name="T22"> <text:s text:c="3"/></text:span><text:span text:style-name="T21">def </text:span><text:span text:style-name="T26">children</text:span><text:span text:style-name="T22">(</text:span><text:span text:style-name="T25">self</text:span><text:span text:style-name="T22">):</text:span><text:line-break/><text:span text:style-name="T22"> <text:s text:c="7"/></text:span><text:span text:style-name="T21">return </text:span><text:span text:style-name="T25">self</text:span><text:span text:style-name="T22">.left</text:span><text:span text:style-name="T21">, </text:span><text:span text:style-name="T25">self</text:span><text:span text:style-name="T22">.right</text:span><text:line-break/><text:line-break/><text:span text:style-name="T22"> <text:s text:c="3"/></text:span><text:span text:style-name="T21">def </text:span><text:span text:style-name="T24">__str__</text:span><text:span text:style-name="T22">(</text:span><text:span text:style-name="T25">self</text:span><text:span text:style-name="T22">):</text:span><text:line-break/><text:span text:style-name="T22"> <text:s text:c="7"/></text:span><text:span text:style-name="T21">return </text:span><text:span text:style-name="T25">self</text:span><text:span text:style-name="T22">.left</text:span><text:span text:style-name="T21">, </text:span><text:span text:style-name="T25">self</text:span><text:span text:style-name="T22">.right</text:span><text:line-break/><text:line-break/><text:line-break/><text:span text:style-name="T20">#funkcja znajdująca odpowiednie kodowania w drzewie i zapisująca je do słownika</text:span><text:line-break/><text:span text:style-name="T21">def </text:span><text:span text:style-name="T26">huffman_code_tree</text:span><text:span text:style-name="T22">(node</text:span><text:span text:style-name="T21">, </text:span><text:span text:style-name="T22">bin_string=</text:span><text:span text:style-name="T27">''</text:span><text:span text:style-name="T22">):</text:span><text:line-break/><text:span text:style-name="T22"> <text:s text:c="3"/></text:span><text:span text:style-name="T21">if </text:span><text:span text:style-name="T23">type</text:span><text:span text:style-name="T22">(node) </text:span><text:span text:style-name="T21">is </text:span><text:span text:style-name="T23">str</text:span><text:span text:style-name="T22">:</text:span><text:line-break/><text:span text:style-name="T22"> <text:s text:c="7"/></text:span><text:span text:style-name="T21">return </text:span><text:span text:style-name="T22">{node: bin_string}</text:span><text:line-break/><text:span text:style-name="T22"> <text:s text:c="3"/>(l</text:span><text:span text:style-name="T21">, </text:span><text:span text:style-name="T22">r) = node.children()</text:span><text:line-break/><text:span text:style-name="T22"> <text:s text:c="3"/>dictionary = </text:span><text:span text:style-name="T23">dict</text:span><text:span text:style-name="T22">()</text:span><text:line-break/><text:span text:style-name="T22"> <text:s text:c="3"/>dictionary.update(huffman_code_tree(l</text:span><text:span text:style-name="T21">, </text:span><text:span text:style-name="T22">bin_string + </text:span><text:span text:style-name="T27">'0'</text:span><text:span text:style-name="T22">))</text:span><text:line-break/><text:span text:style-name="T22"> <text:s text:c="3"/>dictionary.update(huffman_code_tree(r</text:span><text:span text:style-name="T21">, </text:span><text:span text:style-name="T22">bin_string + </text:span><text:span text:style-name="T27">'1'</text:span><text:span text:style-name="T22">))</text:span><text:line-break/><text:span text:style-name="T22"> <text:s text:c="3"/></text:span><text:span text:style-name="T21">return </text:span><text:span text:style-name="T22">dictionary</text:span><text:line-break/><text:line-break/><text:line-break/><text:soft-page-break/><text:span text:style-name="T20">#funkcja tworząca drzewo binarne Huffmana</text:span><text:line-break/><text:span text:style-name="T21">def </text:span><text:span text:style-name="T26">make_tree</text:span><text:span text:style-name="T22">(nodes):</text:span><text:line-break/><text:span text:style-name="T22"> <text:s text:c="3"/></text:span><text:span text:style-name="T21">while </text:span><text:span text:style-name="T23">len</text:span><text:span text:style-name="T22">(nodes) &gt; </text:span><text:span text:style-name="T28">1</text:span><text:span text:style-name="T22">:</text:span><text:line-break/><text:span text:style-name="T22"> <text:s text:c="7"/>(key1</text:span><text:span text:style-name="T21">, </text:span><text:span text:style-name="T22">c1) = nodes[-</text:span><text:span text:style-name="T28">1</text:span><text:span text:style-name="T22">]</text:span><text:line-break/><text:span text:style-name="T22"> <text:s text:c="7"/>(key2</text:span><text:span text:style-name="T21">, </text:span><text:span text:style-name="T22">c2) = nodes[-</text:span><text:span text:style-name="T28">2</text:span><text:span text:style-name="T22">]</text:span><text:line-break/><text:span text:style-name="T22"> <text:s text:c="7"/>nodes = nodes[:-</text:span><text:span text:style-name="T28">2</text:span><text:span text:style-name="T22">]</text:span><text:line-break/><text:span text:style-name="T22"> <text:s text:c="7"/>node = NodeTree(key1</text:span><text:span text:style-name="T21">, </text:span><text:span text:style-name="T22">key2)</text:span><text:line-break/><text:span text:style-name="T22"> <text:s text:c="7"/>nodes.append((node</text:span><text:span text:style-name="T21">, </text:span><text:span text:style-name="T22">c1 + c2))</text:span><text:line-break/><text:span text:style-name="T22"> <text:s text:c="7"/>nodes = </text:span><text:span text:style-name="T23">sorted</text:span><text:span text:style-name="T22">(nodes</text:span><text:span text:style-name="T21">, </text:span><text:span text:style-name="T29">key</text:span><text:span text:style-name="T22">=</text:span><text:span text:style-name="T21">lambda </text:span><text:span text:style-name="T22">x: x[</text:span><text:span text:style-name="T28">1</text:span><text:span text:style-name="T22">]</text:span><text:span text:style-name="T21">, </text:span><text:span text:style-name="T29">reverse</text:span><text:span text:style-name="T22">=</text:span><text:span text:style-name="T21">True</text:span><text:span text:style-name="T22">)</text:span><text:line-break/><text:span text:style-name="T22"> <text:s text:c="3"/></text:span><text:span text:style-name="T21">return </text:span><text:span text:style-name="T22">nodes[</text:span><text:span text:style-name="T28">0</text:span><text:span text:style-name="T22">][</text:span><text:span text:style-name="T28">0</text:span><text:span text:style-name="T22">]</text:span><text:line-break/><text:line-break/><text:span text:style-name="T20">#wyznaczanie słownika opartego na kodowaniu Huffmana</text:span><text:line-break/><text:span text:style-name="T21">def </text:span><text:span text:style-name="T26">encoding</text:span><text:span text:style-name="T22">(message: </text:span><text:span text:style-name="T23">str</text:span><text:span text:style-name="T22">):</text:span><text:line-break/><text:span text:style-name="T22"> <text:s text:c="3"/>freq = </text:span><text:span text:style-name="T23">dict</text:span><text:span text:style-name="T22">(Counter(message))</text:span><text:line-break/><text:span text:style-name="T22"> <text:s text:c="3"/></text:span><text:span text:style-name="T20">#sortowanie znaków od najczęściej występującego do najrzadziej występującego</text:span><text:line-break/><text:span text:style-name="T20"> <text:s text:c="3"/></text:span><text:span text:style-name="T22">freq = </text:span><text:span text:style-name="T23">sorted</text:span><text:span text:style-name="T22">(freq.items()</text:span><text:span text:style-name="T21">, </text:span><text:span text:style-name="T29">key</text:span><text:span text:style-name="T22">=</text:span><text:span text:style-name="T21">lambda </text:span><text:span text:style-name="T22">x: x[</text:span><text:span text:style-name="T28">1</text:span><text:span text:style-name="T22">]</text:span><text:span text:style-name="T21">, </text:span><text:span text:style-name="T29">reverse</text:span><text:span text:style-name="T22">=</text:span><text:span text:style-name="T21">True</text:span><text:span text:style-name="T22">)</text:span><text:line-break/><text:span text:style-name="T22"> <text:s text:c="3"/>node = make_tree(freq)</text:span><text:line-break/><text:span text:style-name="T22"> <text:s text:c="3"/></text:span><text:span text:style-name="T21">return </text:span><text:span text:style-name="T22">huffman_code_tree(node)</text:span><text:line-break/><text:line-break/></text:p>
            <text:p text:style-name="P18"><text:span text:style-name="T17"/></text:p>
            <text:p text:style-name="P19"><text:span text:style-name="T20">#zwraca słownik stworzony na bazie wiadomości przy użyciu drzewa Huffmana</text:span><text:line-break/><text:span text:style-name="T21">def </text:span><text:span text:style-name="T26">create_dictionary</text:span><text:span text:style-name="T22">(message: </text:span><text:span text:style-name="T23">str</text:span><text:span text:style-name="T22">):</text:span><text:line-break/><text:span text:style-name="T22"> <text:s text:c="3"/></text:span><text:span text:style-name="T21">return </text:span><text:span text:style-name="T22">hc.encoding(message)</text:span><text:line-break/><text:line-break/><text:line-break/><text:span text:style-name="T20">#kodowanie wiadomości, zmiana znaku wiadomości na odpowiednik w drzewie</text:span><text:line-break/><text:span text:style-name="T21">def </text:span><text:span text:style-name="T26">encode_message</text:span><text:span text:style-name="T22">(message</text:span><text:span text:style-name="T21">, </text:span><text:span text:style-name="T22">dictionary):</text:span><text:line-break/><text:span text:style-name="T22"> <text:s text:c="3"/>encoded_message = </text:span><text:span text:style-name="T27">''</text:span><text:line-break/><text:span text:style-name="T27"> <text:s text:c="3"/></text:span><text:span text:style-name="T21">for </text:span><text:span text:style-name="T22">word </text:span><text:span text:style-name="T21">in </text:span><text:span text:style-name="T22">message:</text:span><text:line-break/><text:span text:style-name="T22"> <text:s text:c="7"/>encoded_message += dictionary[word]</text:span><text:line-break/><text:span text:style-name="T22"> <text:s text:c="3"/></text:span><text:span text:style-name="T21">return </text:span><text:span text:style-name="T23">bytes</text:span><text:span text:style-name="T22">(encoded_message</text:span><text:span text:style-name="T21">, </text:span><text:span text:style-name="T27">'utf-8'</text:span><text:span text:style-name="T22">)</text:span><text:line-break/><text:line-break/><text:span text:style-name="T20">#dekodowanie wiadomości, znajdowanie odpowiednich znaków w słowniku</text:span><text:line-break/><text:span text:style-name="T21">def </text:span><text:span text:style-name="T26">decode_message</text:span><text:span text:style-name="T22">(encoded_message: </text:span><text:span text:style-name="T23">str</text:span><text:span text:style-name="T21">, </text:span><text:span text:style-name="T22">dictionary):</text:span><text:line-break/><text:span text:style-name="T22"> <text:s text:c="3"/>message = </text:span><text:span text:style-name="T27">''</text:span><text:line-break/><text:span text:style-name="T27"> <text:s text:c="3"/></text:span><text:span text:style-name="T22">word = </text:span><text:span text:style-name="T27">''</text:span><text:line-break/><text:span text:style-name="T27"> <text:s text:c="3"/></text:span><text:span text:style-name="T21">for </text:span><text:span text:style-name="T22">i </text:span><text:span text:style-name="T21">in </text:span><text:span text:style-name="T23">range</text:span><text:span text:style-name="T22">(</text:span><text:span text:style-name="T23">len</text:span><text:span text:style-name="T22">(encoded_message)):</text:span><text:line-break/><text:span text:style-name="T22"> <text:s text:c="7"/>word += encoded_message[i]</text:span><text:line-break/><text:span text:style-name="T22"> <text:s text:c="7"/></text:span><text:span text:style-name="T21">try</text:span><text:span text:style-name="T22">:</text:span><text:line-break/><text:span text:style-name="T22"> <text:s text:c="11"/>message += find_value_in_dictionary(word</text:span><text:span text:style-name="T21">, </text:span><text:span text:style-name="T22">dictionary)</text:span><text:line-break/><text:span text:style-name="T22"> <text:s text:c="11"/>word = </text:span><text:span text:style-name="T27">''</text:span><text:line-break/><text:span text:style-name="T27"> <text:s text:c="7"/></text:span><text:span text:style-name="T21">except </text:span><text:span text:style-name="T23">Exception</text:span><text:span text:style-name="T22">:</text:span><text:line-break/><text:span text:style-name="T22"> <text:s text:c="11"/></text:span><text:span text:style-name="T21">pass</text:span><text:line-break/><text:span text:style-name="T21"> <text:s text:c="3"/>return </text:span><text:span text:style-name="T22">message</text:span><text:line-break/><text:line-break/><text:line-break/><text:span text:style-name="T20">#odnajdowanie znaków na podstawie ciągu 0 i 1</text:span><text:line-break/><text:span text:style-name="T21">def </text:span><text:span text:style-name="T26">find_value_in_dictionary</text:span><text:span text:style-name="T22">(code: </text:span><text:span text:style-name="T23">str</text:span><text:span text:style-name="T21">, </text:span><text:span text:style-name="T22">dictionary):</text:span><text:line-break/><text:span text:style-name="T22"> <text:s text:c="3"/></text:span><text:span text:style-name="T21">for </text:span><text:span text:style-name="T22">word</text:span><text:span text:style-name="T21">, </text:span><text:span text:style-name="T22">dic_code </text:span><text:span text:style-name="T21">in </text:span><text:span text:style-name="T22">dictionary.items():</text:span><text:line-break/><text:span text:style-name="T22"> <text:s text:c="7"/></text:span><text:span text:style-name="T21">if </text:span><text:span text:style-name="T22">dic_code == code:</text:span><text:line-break/><text:span text:style-name="T22"> <text:s text:c="11"/></text:span><text:span text:style-name="T21">return </text:span><text:span text:style-name="T22">word</text:span><text:line-break/><text:span text:style-name="T22"> <text:s text:c="3"/></text:span><text:span text:style-name="T21">raise </text:span><text:span text:style-name="T23">Exception</text:span></text:p>
            <text:p text:style-name="P18"><text:span text:style-name="T17"/></text:p>
            <text:p text:style-name="P19"><text:span text:style-name="T20">#funkcja odpowiedzialna za wysłanie wiadomości</text:span><text:line-break/><text:span text:style-name="T21">def </text:span><text:span text:style-name="T26">send</text:span><text:span text:style-name="T22">(message</text:span><text:span text:style-name="T21">, </text:span><text:span text:style-name="T22">dictionary</text:span><text:span text:style-name="T21">, </text:span><text:span text:style-name="T22">ip: </text:span><text:span text:style-name="T23">str</text:span><text:span text:style-name="T21">, </text:span><text:span text:style-name="T22">port: </text:span><text:span text:style-name="T23">int</text:span><text:span text:style-name="T22">):</text:span><text:line-break/><text:span text:style-name="T22"> <text:s text:c="3"/></text:span><text:span text:style-name="T21">for </text:span><text:span text:style-name="T22">i </text:span><text:span text:style-name="T21">in </text:span><text:span text:style-name="T23">range</text:span><text:span text:style-name="T22">(</text:span><text:span text:style-name="T28">10</text:span><text:span text:style-name="T22">):</text:span><text:line-break/><text:span text:style-name="T22"> <text:s text:c="7"/>time.sleep(</text:span><text:span text:style-name="T28">1</text:span><text:span text:style-name="T22">)</text:span><text:line-break/><text:span text:style-name="T22"> <text:s text:c="7"/></text:span><text:span text:style-name="T21">try</text:span><text:span text:style-name="T22">:</text:span><text:line-break/><text:span text:style-name="T22"> <text:s text:c="11"/></text:span><text:span text:style-name="T20"># tworzenie socketu klienta</text:span><text:line-break/><text:span text:style-name="T20"> <text:s text:c="11"/></text:span><text:span text:style-name="T22">client_socket = socket.socket(socket.AF_INET</text:span><text:span text:style-name="T21">, </text:span><text:span text:style-name="T22">socket.SOCK_STREAM)</text:span><text:line-break/><text:span text:style-name="T22"> <text:s text:c="11"/></text:span><text:span text:style-name="T20"># łączenie się z serverem</text:span><text:line-break/><text:span text:style-name="T20"> <text:s text:c="11"/></text:span><text:span text:style-name="T22">client_socket.connect((ip</text:span><text:span text:style-name="T21">, </text:span><text:span text:style-name="T22">port))</text:span><text:line-break/><text:span text:style-name="T22"> <text:s text:c="11"/>dictionary_length = </text:span><text:span text:style-name="T23">len</text:span><text:span text:style-name="T22">(dictionary)</text:span><text:line-break/><text:span text:style-name="T22"> <text:s text:c="11"/></text:span><text:span text:style-name="T20">#przesłanie długości słownika i samego słownika</text:span><text:line-break/><text:span text:style-name="T20"> <text:s text:c="11"/></text:span><text:span text:style-name="T22">client_socket.send(dictionary_length.to_bytes(</text:span><text:span text:style-name="T28">2</text:span><text:span text:style-name="T21">, </text:span><text:span text:style-name="T27">"little"</text:span><text:span text:style-name="T22">))</text:span><text:line-break/><text:span text:style-name="T22"> <text:s text:c="11"/>client_socket.sendall(dictionary)</text:span><text:line-break/><text:span text:style-name="T22"> <text:s text:c="11"/>data_length = </text:span><text:span text:style-name="T23">len</text:span><text:span text:style-name="T22">(message)</text:span><text:line-break/><text:span text:style-name="T22"> <text:s text:c="11"/></text:span><text:span text:style-name="T20"># przesłanie długości wiadomości i samej wiadomości</text:span><text:line-break/><text:soft-page-break/><text:span text:style-name="T20"> <text:s text:c="11"/></text:span><text:span text:style-name="T22">client_socket.send(data_length.to_bytes(</text:span><text:span text:style-name="T28">2</text:span><text:span text:style-name="T21">, </text:span><text:span text:style-name="T27">"little"</text:span><text:span text:style-name="T22">))</text:span><text:line-break/><text:span text:style-name="T22"> <text:s text:c="11"/>client_socket.sendall(message)</text:span><text:line-break/><text:span text:style-name="T22"> <text:s text:c="11"/></text:span><text:span text:style-name="T21">break</text:span><text:line-break/><text:span text:style-name="T21"> <text:s text:c="7"/>except </text:span><text:span text:style-name="T23">Exception</text:span><text:span text:style-name="T22">:</text:span><text:line-break/><text:span text:style-name="T22"> <text:s text:c="11"/></text:span><text:span text:style-name="T21">pass</text:span><text:line-break/><text:line-break/><text:line-break/><text:span text:style-name="T20">#funckja odpowiedzialna za odebranie wiadomości</text:span><text:line-break/><text:span text:style-name="T21">def </text:span><text:span text:style-name="T26">receive</text:span><text:span text:style-name="T22">(ip: </text:span><text:span text:style-name="T23">str</text:span><text:span text:style-name="T21">, </text:span><text:span text:style-name="T22">port: </text:span><text:span text:style-name="T23">int</text:span><text:span text:style-name="T22">):</text:span><text:line-break/><text:span text:style-name="T22"> <text:s text:c="3"/></text:span><text:span text:style-name="T20"># Tworzenie socketu TCP</text:span><text:line-break/><text:span text:style-name="T20"> <text:s text:c="3"/># operującego na adresie IPv4</text:span><text:line-break/><text:span text:style-name="T20"> <text:s text:c="3"/></text:span><text:span text:style-name="T22">server_socket = socket.socket(socket.AF_INET</text:span><text:span text:style-name="T21">, </text:span><text:span text:style-name="T22">socket.SOCK_STREAM)</text:span><text:line-break/><text:span text:style-name="T22"> <text:s text:c="3"/></text:span><text:span text:style-name="T20"># Powiązanie adresu ip z socketem i rozpoczęcie nasłuchiwania</text:span><text:line-break/><text:span text:style-name="T20"> <text:s text:c="3"/></text:span><text:span text:style-name="T22">server_socket.bind((ip</text:span><text:span text:style-name="T21">, </text:span><text:span text:style-name="T22">port))</text:span><text:line-break/><text:span text:style-name="T22"> <text:s text:c="3"/>server_socket.listen()</text:span><text:line-break/><text:span text:style-name="T22"> <text:s text:c="3"/></text:span><text:span text:style-name="T20">#zaakceptowanie połączenia od klienta</text:span><text:line-break/><text:span text:style-name="T20"> <text:s text:c="3"/></text:span><text:span text:style-name="T22">(client_connected</text:span><text:span text:style-name="T21">, </text:span><text:span text:style-name="T22">client_address) = server_socket.accept()</text:span><text:line-break/><text:span text:style-name="T22"> <text:s text:c="3"/></text:span><text:span text:style-name="T20"># odebranie długości słownika i samego słownika</text:span><text:line-break/><text:span text:style-name="T20"> <text:s text:c="3"/></text:span><text:span text:style-name="T22">dictionary_length = client_connected.recv(</text:span><text:span text:style-name="T28">2</text:span><text:span text:style-name="T22">)</text:span><text:line-break/><text:span text:style-name="T22"> <text:s text:c="3"/>dictionary = client_connected.recv(</text:span><text:span text:style-name="T23">int</text:span><text:span text:style-name="T22">.from_bytes(dictionary_length</text:span><text:span text:style-name="T21">, </text:span><text:span text:style-name="T27">"little"</text:span><text:span text:style-name="T22">))</text:span><text:line-break/><text:span text:style-name="T22"> <text:s text:c="3"/></text:span><text:span text:style-name="T20"># odebranie długości wiadomości i samej wiadomości</text:span><text:line-break/><text:span text:style-name="T20"> <text:s text:c="3"/></text:span><text:span text:style-name="T22">data_length = client_connected.recv(</text:span><text:span text:style-name="T28">2</text:span><text:span text:style-name="T22">)</text:span><text:line-break/><text:span text:style-name="T22"> <text:s text:c="3"/>message = client_connected.recv(</text:span><text:span text:style-name="T23">int</text:span><text:span text:style-name="T22">.from_bytes(data_length</text:span><text:span text:style-name="T21">, </text:span><text:span text:style-name="T27">"little"</text:span><text:span text:style-name="T22">))</text:span><text:line-break/><text:line-break/><text:span text:style-name="T22"> <text:s text:c="3"/></text:span><text:span text:style-name="T21">return </text:span><text:span text:style-name="T22">message</text:span><text:span text:style-name="T21">, </text:span><text:span text:style-name="T22">dictionary</text:span></text:p>
            <text:p text:style-name="P18"><text:span text:style-name="T1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7" table:number-columns-spanned="9" office:value-type="string">
            <text:p text:style-name="P2">Podsumowanie wnioski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8" table:number-columns-spanned="9" office:value-type="string">
            <text:p text:style-name="P15"><text:span text:style-name="T9">Algorytm statycznego kodowania Huffmana pozwala ograniczyć rozmiar wysyłanej wiadomości. </text:span><text:span text:style-name="T10">W celu odkodowania wiadomości potrzebna jest informacja o oryginalnym słowniku kodowym. Musi być on zatem przesłany niezaszyfrowany wraz z wiadomością, bądź znany wcześniej odbiorcy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S Mincho" svg:font-family="'MS Mincho', 'ＭＳ 明朝'" style:font-family-generic="roman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l" fo:country="PL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Lucida Sans Unicode" style:font-family-asian="'Lucida Sans Unicode'" style:font-family-generic-asian="swiss" style:font-pitch-asian="variable" style:font-size-asian="12pt" style:font-name-complex="Tahoma" style:font-family-complex="Tahoma" style:font-family-generic-complex="swiss" style:font-pitch-complex="variable" style:font-size-complex="12pt" style:language-complex="zxx" style:country-complex="non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roma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Domyślna_20_czcionka_20_akapitu" style:display-name="Domyślna czcionka akapitu" style:family="text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Endnote_20_Symbol" style:display-name="Endnote Symbol" style:family="text"/>
    <style:style style:name="WW-Absatz-Standardschriftart" style:family="text"/>
    <style:style style:name="WW-Numbering_20_Symbols" style:display-name="WW-Numbering Symbols" style:family="text"/>
    <style:style style:name="WW-Bullet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499cm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cm"/>
        </style:list-level-properties>
        <style:text-properties style:font-name="Symbol"/>
      </text:list-level-style-bullet>
      <text:list-level-style-bullet text:level="3" text:style-name="WW8Num1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1.499cm"/>
        </style:list-level-properties>
        <style:text-properties style:font-name="Symbol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cm"/>
        </style:list-level-properties>
        <style:text-properties style:font-name="Symbol"/>
      </text:list-level-style-bullet>
      <text:list-level-style-bullet text:level="5" text:style-name="WW8Num1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2.499cm"/>
        </style:list-level-properties>
        <style:text-properties style:font-name="Symbol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3cm"/>
        </style:list-level-properties>
        <style:text-properties style:font-name="Symbol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cm"/>
        </style:list-level-properties>
        <style:text-properties style:font-name="Symbol"/>
      </text:list-level-style-bullet>
      <text:list-level-style-bullet text:level="8" text:style-name="WW8Num1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4.001cm"/>
        </style:list-level-properties>
        <style:text-properties style:font-name="Symbol"/>
      </text:list-level-style-bullet>
      <text:list-level-style-bullet text:level="9" text:style-name="WW8Num1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4.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499cm"/>
        </style:list-level-properties>
        <style:text-properties style:font-name="Symbol"/>
      </text:list-level-style-bullet>
      <text:list-level-style-bullet text:level="2" text:style-name="WW8Num3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cm"/>
        </style:list-level-properties>
        <style:text-properties style:font-name="Symbol"/>
      </text:list-level-style-bullet>
      <text:list-level-style-bullet text:level="3" text:style-name="WW8Num3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1.499cm"/>
        </style:list-level-properties>
        <style:text-properties style:font-name="Symbol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cm"/>
        </style:list-level-properties>
        <style:text-properties style:font-name="Symbol"/>
      </text:list-level-style-bullet>
      <text:list-level-style-bullet text:level="5" text:style-name="WW8Num3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2.499cm"/>
        </style:list-level-properties>
        <style:text-properties style:font-name="Symbol"/>
      </text:list-level-style-bullet>
      <text:list-level-style-bullet text:level="6" text:style-name="WW8Num3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3cm"/>
        </style:list-level-properties>
        <style:text-properties style:font-name="Symbol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cm"/>
        </style:list-level-properties>
        <style:text-properties style:font-name="Symbol"/>
      </text:list-level-style-bullet>
      <text:list-level-style-bullet text:level="8" text:style-name="WW8Num3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4.001cm"/>
        </style:list-level-properties>
        <style:text-properties style:font-name="Symbol"/>
      </text:list-level-style-bullet>
      <text:list-level-style-bullet text:level="9" text:style-name="WW8Num3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4.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Programowanie obiektowe</dc:title>
    <meta:initial-creator>Marcin Cegielski</meta:initial-creator>
    <meta:creation-date>2007-10-12T21:30:00</meta:creation-date>
    <dc:date>2022-04-29T19:14:52.386000000</dc:date>
    <meta:print-date>2113-01-01T00:00:00</meta:print-date>
    <meta:editing-cycles>11</meta:editing-cycles>
    <meta:editing-duration>PT53M29S</meta:editing-duration>
    <meta:generator>LibreOffice/7.2.4.1$Windows_X86_64 LibreOffice_project/27d75539669ac387bb498e35313b970b7fe9c4f9</meta:generator>
    <meta:document-statistic meta:table-count="1" meta:image-count="0" meta:object-count="0" meta:page-count="3" meta:paragraph-count="32" meta:word-count="812" meta:character-count="7257" meta:non-whitespace-character-count="5921"/>
  </office:meta>
</office:document-meta>
</file>